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Chart" table:style-name="ta1">
        <table:table-column table:style-name="co1" table:default-cell-style-name="Default"/>
        <table:table-row table:style-name="ro1">
          <table:table-cell>
            <draw:frame table:end-cell-address="Chart.W94" table:end-x="0.991cm" table:end-y="0.056cm" draw:z-index="0" draw:style-name="gr1" svg:width="50.662cm" svg:height="39.779cm" svg:x="0cm" svg:y="0cm">
              <draw:object draw:notify-on-update-of-ranges="Data.A2:Data.A34 Data.B1:Data.B1 Data.B2:Data.B34 Data.C1:Data.C1 Data.C2:Data.C34 Data.D1:Data.D1 Data.D2:Data.D34 Data.E1:Data.E1 Data.E2:Data.E34 Data.F1:Data.F1 Data.F2:Data.F34 Data.G1:Data.G1 Data.G2:Data.G34 Data.H1:Data.H1 Data.H2:Data.H34 Data.I1:Data.I1 Data.I2:Data.I34 Data.J1:Data.J1 Data.J2:Data.J34 Data.K1:Data.K1 Data.K2:Data.K34 Data.L1:Data.L1 Data.L2:Data.L34 Data.M1:Data.M1 Data.M2:Data.M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1"/>
          <table:table-cell table:style-name="ce3" office:value-type="string">
            <text:p><text:s/>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Dan</text:p>
          </table:table-cell>
          <table:table-cell table:style-name="ce3" office:value-type="string">
            <text:p>Charlie</text:p>
          </table:table-cell>
          <table:table-cell table:style-name="ce3" office:value-type="string">
            <text:p>Steve</text:p>
          </table:table-cell>
          <table:table-cell table:style-name="ce3" office:value-type="string">
            <text:p>Mark</text:p>
          </table:table-cell>
          <table:table-cell table:style-name="ce3" office:value-type="string">
            <text:p>Martin</text:p>
          </table:table-cell>
          <table:table-cell table:style-name="ce3" office:value-type="string">
            <text:p>Ashley</text:p>
          </table:table-cell>
          <table:table-cell table:style-name="ce3" office:value-type="string">
            <text:p>Kenny</text:p>
          </table:table-cell>
          <table:table-cell table:style-name="ce3" office:value-type="string">
            <text:p>Kieran</text:p>
          </table:table-cell>
          <table:table-cell table:style-name="ce3" office:value-type="string">
            <text:p>Android-Dev</text:p>
          </table:table-cell>
          <table:table-cell table:style-name="ce3" office:value-type="string">
            <text:p>Web-Dev</text:p>
          </table:table-cell>
        </table:table-row>
        <table:table-row table:style-name="ro2">
          <table:table-cell table:style-name="ce1" office:value-type="string">
            <text:p>Documentation Deadline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Final Report</text:p>
          </table:table-cell>
          <table:table-cell table:style-name="ce1" office:value-type="float" office:value="80">
            <text:p>80</text:p>
          </table:table-cell>
          <table:table-cell table:style-name="ce1" table:number-columns-repeated="3"/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6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Delivery Of Complete Software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Testing</text:p>
          </table:table-cell>
          <table:table-cell table:style-name="ce1" office:value-type="float" office:value="92">
            <text:p>9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table:number-columns-repeated="2"/>
        </table:table-row>
        <table:table-row table:style-name="ro2">
          <table:table-cell table:style-name="ce1" office:value-type="string">
            <text:p>Web Programming</text:p>
          </table:table-cell>
          <table:table-cell table:style-name="ce1" office:value-type="float" office:value="61">
            <text:p>61</text:p>
          </table:table-cell>
          <table:table-cell table:style-name="ce1" table:number-columns-repeated="10"/>
          <table:table-cell table:style-name="ce1" office:value-type="float" office:value="31">
            <text:p>31</text:p>
          </table:table-cell>
        </table:table-row>
        <table:table-row table:style-name="ro2">
          <table:table-cell table:style-name="ce1" office:value-type="string">
            <text:p>Android Programming</text:p>
          </table:table-cell>
          <table:table-cell table:style-name="ce1" office:value-type="float" office:value="61">
            <text:p>61</text:p>
          </table:table-cell>
          <table:table-cell table:style-name="ce1" table:number-columns-repeated="9"/>
          <table:table-cell table:style-name="ce1" office:value-type="float" office:value="31">
            <text:p>31</text:p>
          </table:table-cell>
          <table:table-cell table:style-name="ce1"/>
        </table:table-row>
        <table:table-row table:style-name="ro2">
          <table:table-cell table:style-name="ce2" table:number-columns-repeated="13"/>
        </table:table-row>
        <table:table-row table:style-name="ro4">
          <table:table-cell table:style-name="ce1" office:value-type="string">
            <text:p>1<text:span text:style-name="T1">st</text:span> Working Prototype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">
            <text:p>7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Testing</text:p>
          </table:table-cell>
          <table:table-cell table:style-name="ce1" office:value-type="float" office:value="58">
            <text:p>58</text:p>
          </table:table-cell>
          <table:table-cell table:style-name="ce1" table:number-columns-repeated="4"/>
          <table:table-cell table:style-name="ce1" office:value-type="float" office:value="2">
            <text:p>2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Web Programming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0"/>
          <table:table-cell table:style-name="ce1" office:value-type="float" office:value="38">
            <text:p>38</text:p>
          </table:table-cell>
        </table:table-row>
        <table:table-row table:style-name="ro2">
          <table:table-cell table:style-name="ce1" office:value-type="string">
            <text:p>Android Programming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9"/>
          <table:table-cell table:style-name="ce1" office:value-type="float" office:value="38">
            <text:p>38</text:p>
          </table:table-cell>
          <table:table-cell table:style-name="ce1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Design Specification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Detailed Desig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Interface Descrip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Dependency Descrip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Decomposition Descrip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Introduc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8"/>
          <table:table-cell table:style-name="ce1" office:value-type="float" office:value="16">
            <text:p>16</text:p>
          </table:table-cell>
          <table:table-cell table:style-name="ce1" table:number-columns-repeated="2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Test Specification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">
            <text:p>7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Last 4 Test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4"/>
          <table:table-cell table:style-name="ce1" office:value-type="float" office:value="17">
            <text:p>17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First 5 Test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5"/>
          <table:table-cell table:style-name="ce1" office:value-type="float" office:value="17">
            <text:p>17</text:p>
          </table:table-cell>
          <table:table-cell table:style-name="ce1" table:number-columns-repeated="5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Project Pla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Risk Analy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23">
            <text:p>23</text:p>
          </table:table-cell>
          <table:table-cell table:style-name="ce1" table:number-columns-repeated="6"/>
        </table:table-row>
        <table:table-row table:style-name="ro3">
          <table:table-cell table:style-name="ce1" office:value-type="string">
            <text:p>Gantt Chart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Web UI 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24">
            <text:p>24</text:p>
          </table:table-cell>
          <table:table-cell table:style-name="ce1" table:number-columns-repeated="7"/>
        </table:table-row>
        <table:table-row table:style-name="ro2">
          <table:table-cell table:style-name="ce1" office:value-type="string">
            <text:p>Android UI 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19">
            <text:p>19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Web Use-Cas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22">
            <text:p>22</text:p>
          </table:table-cell>
          <table:table-cell table:style-name="ce1" table:number-columns-repeated="7"/>
        </table:table-row>
        <table:table-row table:style-name="ro2">
          <table:table-cell table:style-name="ce1" office:value-type="string">
            <text:p>Android Use-Cas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22">
            <text:p>22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Overview of Proposed Syst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1" office:value-type="float" office:value="23">
            <text:p>23</text:p>
          </table:table-cell>
          <table:table-cell table:style-name="ce1" table:number-columns-repeated="5"/>
        </table:table-row>
        <table:table-row table:style-name="ro2">
          <table:table-cell table:style-name="ce1" office:value-type="string">
            <text:p>Introd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23">
            <text:p>23</text:p>
          </table:table-cell>
          <table:table-cell table:style-name="ce1" table:number-columns-repeated="3"/>
        </table:table-row>
        <table:table-row table:style-name="ro2" table:number-rows-repeated="104853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1" table:target-range-address="Data.A3:Data.M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 style:data-style-name="N2" text:time-value="0000-00-00T23:38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4T11:41:26</meta:creation-date>
    <dc:date>2013-11-27T23:39:11</dc:date>
    <meta:editing-duration>PT3H6M57S</meta:editing-duration>
    <meta:editing-cycles>26</meta:editing-cycles>
    <meta:generator>LibreOffice/4.0.4.2$Linux_X86_64 LibreOffice_project/400m0$Build-2</meta:generator>
    <dc:creator>Daniel </dc:creator>
    <meta:document-statistic meta:table-count="2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6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6pt" fo:font-weight="250" style:font-size-asian="10pt" style:font-size-complex="10pt"/>
    </style:style>
    <style:style style:name="ch5" style:family="chart">
      <style:chart-properties style:rotation-angle="9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6pt" fo:font-weight="250" style:font-size-asian="10pt" style:font-size-complex="10pt"/>
    </style:style>
    <style:style style:name="ch7" style:family="chart">
      <style:chart-properties style:rotation-angle="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0.663cm" svg:height="39.779cm" xlink:href=".." xlink:type="simple" chart:class="chart:bar" chart:style-name="ch1">
        <chart:legend svg:x="1.008cm" svg:y="38.291cm" style:legend-expansion="custom" chartooo:width="42.157cm" chartooo:height="1.487cm" style:legend-expansion-aspect-ratio="28.350369872226" chart:style-name="ch2"/>
        <chart:plot-area chart:style-name="ch3" table:cell-range-address="Data.A2:Data.M34 Data.B1:Data.M1" chart:data-source-has-labels="both" svg:x="0.487cm" svg:y="1.249cm" svg:width="48.917cm" svg:height="36.001cm">
          <chartooo:coordinate-region svg:x="8.517cm" svg:y="1.249cm" svg:width="40.409cm" svg:height="35.116cm"/>
          <chart:axis chart:dimension="x" chart:name="primary-x" chart:style-name="ch4" chartooo:axis-type="text">
            <chart:title svg:x="0.169cm" svg:y="25.852cm" chart:style-name="ch5">
              <text:p>Task</text:p>
            </chart:title>
            <chart:categories table:cell-range-address="Data.A2:Data.A34"/>
          </chart:axis>
          <chart:axis chart:dimension="y" chart:name="primary-y" chart:style-name="ch6">
            <chart:title svg:x="25.195cm" svg:y="37.123cm" chart:style-name="ch7">
              <text:p>Days from Project Start</text:p>
            </chart:title>
            <chart:grid chart:style-name="ch8" chart:class="major"/>
          </chart:axis>
          <chart:series chart:style-name="ch9" chart:values-cell-range-address="Data.B2:Data.B34" chart:label-cell-address="Data.B1:Data.B1" chart:class="chart:bar">
            <chart:data-point chart:repeated="33"/>
          </chart:series>
          <chart:series chart:style-name="ch10" chart:values-cell-range-address="Data.C2:Data.C34" chart:label-cell-address="Data.C1:Data.C1" chart:class="chart:bar">
            <chart:data-point chart:repeated="33"/>
          </chart:series>
          <chart:series chart:style-name="ch11" chart:values-cell-range-address="Data.D2:Data.D34" chart:label-cell-address="Data.D1:Data.D1" chart:class="chart:bar">
            <chart:data-point chart:repeated="33"/>
          </chart:series>
          <chart:series chart:style-name="ch12" chart:values-cell-range-address="Data.E2:Data.E34" chart:label-cell-address="Data.E1:Data.E1" chart:class="chart:bar">
            <chart:data-point chart:repeated="33"/>
          </chart:series>
          <chart:series chart:style-name="ch13" chart:values-cell-range-address="Data.F2:Data.F34" chart:label-cell-address="Data.F1:Data.F1" chart:class="chart:bar">
            <chart:data-point chart:repeated="33"/>
          </chart:series>
          <chart:series chart:style-name="ch14" chart:values-cell-range-address="Data.G2:Data.G34" chart:label-cell-address="Data.G1:Data.G1" chart:class="chart:bar">
            <chart:data-point chart:repeated="33"/>
          </chart:series>
          <chart:series chart:style-name="ch15" chart:values-cell-range-address="Data.H2:Data.H34" chart:label-cell-address="Data.H1:Data.H1" chart:class="chart:bar">
            <chart:data-point chart:repeated="33"/>
          </chart:series>
          <chart:series chart:style-name="ch16" chart:values-cell-range-address="Data.I2:Data.I34" chart:label-cell-address="Data.I1:Data.I1" chart:class="chart:bar">
            <chart:data-point chart:repeated="33"/>
          </chart:series>
          <chart:series chart:style-name="ch17" chart:values-cell-range-address="Data.J2:Data.J34" chart:label-cell-address="Data.J1:Data.J1" chart:class="chart:bar">
            <chart:data-point chart:repeated="33"/>
          </chart:series>
          <chart:series chart:style-name="ch18" chart:values-cell-range-address="Data.K2:Data.K34" chart:label-cell-address="Data.K1:Data.K1" chart:class="chart:bar">
            <chart:data-point chart:repeated="33"/>
          </chart:series>
          <chart:series chart:style-name="ch19" chart:values-cell-range-address="Data.L2:Data.L34" chart:label-cell-address="Data.L1:Data.L1" chart:class="chart:bar">
            <chart:data-point chart:repeated="33"/>
          </chart:series>
          <chart:series chart:style-name="ch20" chart:values-cell-range-address="Data.M2:Data.M34" chart:label-cell-address="Data.M1:Data.M1" chart:class="chart:bar">
            <chart:data-point chart:repeated="3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cumentation Deadline</text:p>
                <draw:g>
                  <svg:desc>Data.A2:Data.A34</svg:desc>
                </draw:g>
              </table:table-cell>
              <table:table-cell office:value-type="float" office:value="103">
                <text:p>103</text:p>
                <draw:g>
                  <svg:desc>Data.B2:Data.B34</svg:desc>
                </draw:g>
              </table:table-cell>
              <table:table-cell office:value-type="float" office:value="17">
                <text:p>17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NaN">
                <text:p>NaN</text:p>
                <draw:g>
                  <svg:desc>Data.F2:Data.F34</svg:desc>
                </draw:g>
              </table:table-cell>
              <table:table-cell office:value-type="float" office:value="NaN">
                <text:p>NaN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st 4 Tests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st 5 Tests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